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Tahoma2" svg:font-family="Tahom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7.5cm" style:type="center"/>
          <style:tab-stop style:position="16.9cm" style:type="right"/>
        </style:tab-stops>
      </style:paragraph-properties>
      <style:text-properties fo:language="es" fo:country="ES"/>
    </style:style>
    <style:style style:name="P2" style:family="paragraph" style:parent-style-name="Standard">
      <style:text-properties style:font-name="Cambri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2483b8" officeooo:paragraph-rsid="0028a889"/>
    </style:style>
    <style:style style:name="P5" style:family="paragraph" style:parent-style-name="Standard">
      <style:text-properties officeooo:paragraph-rsid="0053f306"/>
    </style:style>
    <style:style style:name="P6" style:family="paragraph" style:parent-style-name="Standard">
      <style:text-properties officeooo:paragraph-rsid="0055adf4"/>
    </style:style>
    <style:style style:name="P7" style:family="paragraph" style:parent-style-name="Standard">
      <style:paragraph-properties fo:text-align="justify" style:justify-single-word="false"/>
      <style:text-properties officeooo:paragraph-rsid="0053f306"/>
    </style:style>
    <style:style style:name="P8" style:family="paragraph" style:parent-style-name="Standard">
      <loext:graphic-properties draw:fill="solid" draw:fill-color="#dddddd" draw:fill-image-width="0cm" draw:fill-image-height="0cm"/>
      <style:paragraph-properties fo:background-color="#dddddd"/>
      <style:text-properties officeooo:rsid="0057a852" officeooo:paragraph-rsid="0057a852"/>
    </style:style>
    <style:style style:name="P9" style:family="paragraph" style:parent-style-name="Standard">
      <style:text-properties officeooo:rsid="00598a5d" officeooo:paragraph-rsid="00598a5d"/>
    </style:style>
    <style:style style:name="P10" style:family="paragraph" style:parent-style-name="Standard">
      <style:text-properties officeooo:rsid="00598a5d" officeooo:paragraph-rsid="0059b61c"/>
    </style:style>
    <style:style style:name="P11" style:family="paragraph" style:parent-style-name="Standard">
      <loext:graphic-properties draw:fill="solid" draw:fill-color="#dddddd" draw:fill-image-width="0cm" draw:fill-image-height="0cm"/>
      <style:paragraph-properties fo:background-color="#dddddd"/>
      <style:text-properties officeooo:rsid="0055adf4" officeooo:paragraph-rsid="0053f306"/>
    </style:style>
    <style:style style:name="P12" style:family="paragraph" style:parent-style-name="Standard">
      <loext:graphic-properties draw:fill="solid" draw:fill-color="#dddddd" draw:fill-image-width="0cm" draw:fill-image-height="0cm"/>
      <style:paragraph-properties fo:background-color="#dddddd"/>
      <style:text-properties officeooo:rsid="00568aef" officeooo:paragraph-rsid="00598a5d"/>
    </style:style>
    <style:style style:name="P13" style:family="paragraph" style:parent-style-name="Standard">
      <loext:graphic-properties draw:fill="solid" draw:fill-color="#dddddd" draw:fill-image-width="0cm" draw:fill-image-height="0cm"/>
      <style:paragraph-properties fo:text-align="center" style:justify-single-word="false" fo:background-color="#dddddd"/>
      <style:text-properties fo:font-weight="bold" officeooo:rsid="00598a5d" officeooo:paragraph-rsid="00598a5d" style:font-weight-asian="bold" style:font-weight-complex="bold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Heading_20_3">
      <style:text-properties fo:language="es" fo:country="ES" officeooo:rsid="0055adf4" officeooo:paragraph-rsid="0055adf4"/>
    </style:style>
    <style:style style:name="P16" style:family="paragraph" style:parent-style-name="Heading_20_3">
      <style:text-properties fo:language="es" fo:country="ES" officeooo:rsid="00568aef" officeooo:paragraph-rsid="00568aef"/>
    </style:style>
    <style:style style:name="P17" style:family="paragraph" style:parent-style-name="Heading_20_1">
      <style:paragraph-properties fo:text-align="center" style:justify-single-word="false"/>
      <style:text-properties fo:language="es" fo:country="ES" officeooo:rsid="00596f6b" officeooo:paragraph-rsid="00596f6b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orphans="2" fo:widows="2" fo:text-indent="0.801cm" style:auto-text-indent="false" fo:background-color="transparent" style:writing-mode="lr-tb"/>
      <style:text-properties fo:font-size="10pt" fo:language="es" fo:country="ES" officeooo:rsid="0057a852" officeooo:paragraph-rsid="0056b5c2" style:font-size-asian="10pt" style:font-size-complex="10pt"/>
    </style:style>
    <style:style style:name="P19" style:family="paragraph" style:parent-style-name="Standard" style:list-style-name="L1">
      <loext:graphic-properties draw:fill="solid" draw:fill-color="#dddddd" draw:fill-image-width="0cm" draw:fill-image-height="0cm"/>
      <style:paragraph-properties fo:background-color="#dddddd"/>
      <style:text-properties officeooo:rsid="0057a852" officeooo:paragraph-rsid="0057a852"/>
    </style:style>
    <style:style style:name="P20" style:family="paragraph" style:parent-style-name="Heading_20_1" style:master-page-name="Standard">
      <style:paragraph-properties fo:text-align="center" style:justify-single-word="false" style:page-number="auto"/>
      <style:text-properties fo:language="es" fo:country="ES" officeooo:paragraph-rsid="00596f6b"/>
    </style:style>
    <style:style style:name="T1" style:family="text">
      <style:text-properties officeooo:rsid="005b59dc"/>
    </style:style>
    <style:style style:name="T2" style:family="text">
      <style:text-properties officeooo:rsid="00237d71"/>
    </style:style>
    <style:style style:name="T3" style:family="text">
      <style:text-properties officeooo:rsid="0022d716"/>
    </style:style>
    <style:style style:name="T4" style:family="text">
      <style:text-properties officeooo:rsid="0056b5c2"/>
    </style:style>
    <style:style style:name="T5" style:family="text">
      <style:text-properties officeooo:rsid="0059b61c"/>
    </style:style>
    <style:style style:name="T6" style:family="text">
      <style:text-properties officeooo:rsid="005ceb09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ragraph" fo:background-color="#40618b" style:background-transparency="0%" draw:fill="solid" draw:fill-color="#40618b" draw:opacity="100%" fo:padding-left="0cm" fo:padding-right="0cm" fo:padding-top="0.127cm" fo:padding-bottom="0cm" fo:border="0.06pt solid 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PRÁCTICA <text:span text:style-name="T1">2</text:span><text:line-break/><text:span text:style-name="T3">Diseño e implementación de un sistema gráfico</text:span></text:h>
      <text:h text:style-name="P17" text:outline-level="1">Plantilla para la descripción de la aplicación</text:h>
      <text:p text:style-name="P6"/>
      <text:h text:style-name="Heading_20_3" text:outline-level="3">Personas que forman el grupo de prácticas</text:h>
      <text:p text:style-name="P9"/>
      <text:p text:style-name="P9">Nombre <text:span text:style-name="T5">de Alumno</text:span>:<text:tab/>___________________________________________________________________</text:p>
      <text:p text:style-name="P9"/>
      <text:p text:style-name="P10">Nombre <text:span text:style-name="T5">de Alumno</text:span>:<text:tab/>___________________________________________________________________</text:p>
      <text:p text:style-name="P10"/>
      <text:p text:style-name="P10">Nombre <text:span text:style-name="T5">de la Aplicación</text:span>:<text:tab/>____________________________________________________________</text:p>
      <text:p text:style-name="P9"/>
      <text:h text:style-name="P15" text:outline-level="3">Descripción</text:h>
      <text:p text:style-name="P5"/>
      <text:p text:style-name="P13">(sustituir estos párrafos sombreados por vuestra descripción)</text:p>
      <text:p text:style-name="P11">Describir la aplicación que se va a realizar y cuál va a ser su funcionalidad. Si se va a realizar una aplicación basada en otra existente, por ejemplo, voy a hacer el juego ‘tal’, incluir una captura de pantalla de ese juego y que funcionalidad concreta se va a incluir (posiblemente el juego original incorpore muchos aspectos que no se van a incluir en vuestra versión).</text:p>
      <text:p text:style-name="P8">Separar la funcionalidad en dos apartados:</text:p>
      <text:list xml:id="list2237797933" text:style-name="L1">
        <text:list-item>
          <text:p text:style-name="P19">Funcionalidad mínima que se va a incluir</text:p>
        </text:list-item>
        <text:list-item>
          <text:p text:style-name="P19">Funcionalidad extra que se incluirá si da tiempo.</text:p>
        </text:list-item>
      </text:list>
      <text:p text:style-name="P18"/>
      <text:p text:style-name="P3"/>
      <text:h text:style-name="P16" text:outline-level="3">interacción</text:h>
      <text:p text:style-name="P4"/>
      <text:p text:style-name="P13">(sustituir estos párrafos sombreados por vuestra descripción)</text:p>
      <text:p text:style-name="P12">Indicar cómo se va interactuar con la aplicación. Por ejemplo, supongamos un juego <text:span text:style-name="T4">para jugar al ajedrez. Habría que indicar si para mover una pieza se va a pinchar y arrastrar con el ratón, o se va a pinchar la pieza y entonces se van a iluminar los escaques donde podría moverse esa pieza para que se haga clic en el que se desea.</text:span></text:p>
      <text:p text:style-name="P8">La idea de este documento es que tengáis las cosas bastante pensadas antes de poneros a <text:s/>desarrollar. El ir pensando las cosas ‘sobre la marcha’ sería una mala estrategia que os consumiría bastante tiempo.</text:p>
      <text:p text:style-name="P8">No obstante, se van a permitir cambios puntuales sobre lo inicialmente previsto, siempre que estén justificado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Tahoma2" svg:font-family="Tahom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en" style:country-complex="US"/>
    </style:default-style>
    <style:default-style style:family="paragraph">
      <style:paragraph-properties fo:margin-top="0.353cm" fo:margin-bottom="0.353cm" loext:contextual-spacing="false" fo:line-height="115%"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199cm" loext:contextual-spacing="false" fo:text-align="justify" style:justify-single-word="false" fo:orphans="2" fo:widows="2" fo:text-indent="0.751cm" style:auto-text-indent="false" style:writing-mode="lr-tb"/>
      <style:text-properties fo:font-size="10pt" fo:language="es" fo:country="ES" style:font-size-asian="10pt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4f81bd" draw:opacity="100%"/>
      <style:paragraph-properties fo:margin-top="0.353cm" fo:margin-bottom="0cm" loext:contextual-spacing="false" fo:background-color="#4f81bd" fo:padding="0cm" fo:border="3pt solid #4f81bd"/>
      <style:text-properties fo:text-transform="uppercase" fo:color="#ffffff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be5f1" draw:opacity="100%"/>
      <style:paragraph-properties fo:margin-top="0.353cm" fo:margin-bottom="0cm" loext:contextual-spacing="false" fo:background-color="#dbe5f1" fo:padding="0cm" fo:border="3pt solid #dbe5f1"/>
      <style:text-properties fo:text-transform="uppercase" fo:font-size="11pt" fo:letter-spacing="0.026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4f81bd" fo:border-right="none" fo:border-top="0.74pt solid #4f81bd" fo:border-bottom="none"/>
      <style:text-properties fo:text-transform="uppercase" fo:color="#243f60" fo:font-size="11pt" fo:letter-spacing="0.026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751cm" fo:margin-right="8.747cm" fo:margin-top="0.529cm" fo:margin-bottom="0.423cm" loext:contextual-spacing="false" fo:text-indent="0cm" style:auto-text-indent="false" fo:padding-left="0.071cm" fo:padding-right="0cm" fo:padding-top="0.071cm" fo:padding-bottom="0cm" fo:border-left="0.74pt dotted #4f81bd" fo:border-right="none" fo:border-top="0.74pt dotted #4f81bd" fo:border-bottom="none"/>
      <style:text-properties fo:color="#365f91" fo:font-size="11pt" fo:letter-spacing="0.018cm" fo:language="es" fo:country="ES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solid #4f81bd"/>
      <style:text-properties fo:text-transform="uppercase" fo:color="#365f91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dotted #4f81bd"/>
      <style:text-properties fo:text-transform="uppercase" fo:color="#365f91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29cm" fo:margin-bottom="0cm" loext:contextual-spacing="false"/>
      <style:text-properties fo:text-transform="uppercase" fo:color="#365f91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29cm" fo:margin-bottom="0cm" loext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29cm" fo:margin-bottom="0cm" loext:contextual-spacing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caption" style:family="paragraph" style:parent-style-name="Standard" style:next-style-name="Standard" style:default-outline-level="">
      <style:text-properties fo:color="#365f91" fo:font-size="8pt" fo:font-weight="bold" style:font-size-asian="8pt" style:font-weight-asian="bold" style:font-size-complex="8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1.27cm" fo:margin-bottom="0.199cm" loext:contextual-spacing="false"/>
      <style:text-properties fo:text-transform="uppercase" fo:color="#4f81bd" fo:font-size="26pt" fo:letter-spacing="0.018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764cm" loext:contextual-spacing="false" fo:line-height="100%"/>
      <style:text-properties fo:text-transform="uppercase" fo:color="#595959" fo:font-size="12pt" fo:letter-spacing="0.018cm" style:font-size-asian="12pt" style:font-size-complex="12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99cm" loext:contextual-spacing="false" fo:text-indent="0.751cm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286cm" fo:margin-right="2.032cm" fo:margin-top="0cm" fo:margin-bottom="0cm" loext:contextual-spacing="false" fo:text-align="justify" style:justify-single-word="false" fo:text-indent="0.751cm" style:auto-text-indent="false" fo:padding-left="0.353cm" fo:padding-right="0cm" fo:padding-top="0.353cm" fo:padding-bottom="0cm" fo:border-left="0.51pt solid #4f81bd" fo:border-right="none" fo:border-top="0.51pt solid #4f81bd" fo:border-bottom="none"/>
      <style:text-properties fo:color="#4f81bd" fo:font-style="italic" style:font-style-asian="italic" style:font-style-complex="italic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Courier New1" style:font-family-complex="'Courier New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8pt"/>
    </style:style>
    <style:style style:name="Título_20_1_20_Car" style:display-name="Título 1 Car" style:family="text" style:parent-style-name="Default_20_Paragraph_20_Font">
      <style:text-properties fo:text-transform="uppercase" fo:color="#ffffff" fo:letter-spacing="0.026cm" fo:background-color="#4f81bd"/>
    </style:style>
    <style:style style:name="Título_20_2_20_Car" style:display-name="Título 2 Car" style:family="text" style:parent-style-name="Default_20_Paragraph_20_Font">
      <style:text-properties fo:text-transform="uppercase" fo:letter-spacing="0.026cm" fo:background-color="#dbe5f1"/>
    </style:style>
    <style:style style:name="Título_20_3_20_Car" style:display-name="Título 3 Car" style:family="text" style:parent-style-name="Default_20_Paragraph_20_Font">
      <style:text-properties fo:text-transform="uppercase" fo:color="#243f60" fo:letter-spacing="0.026cm"/>
    </style:style>
    <style:style style:name="Título_20_4_20_Car" style:display-name="Título 4 Car" style:family="text" style:parent-style-name="Default_20_Paragraph_20_Font">
      <style:text-properties fo:color="#365f91" fo:letter-spacing="0.018cm" fo:language="es" fo:country="ES"/>
    </style:style>
    <style:style style:name="Título_20_5_20_Car" style:display-name="Título 5 Car" style:family="text" style:parent-style-name="Default_20_Paragraph_20_Font">
      <style:text-properties fo:text-transform="uppercase" fo:color="#365f91" fo:letter-spacing="0.018cm"/>
    </style:style>
    <style:style style:name="Título_20_6_20_Car" style:display-name="Título 6 Car" style:family="text" style:parent-style-name="Default_20_Paragraph_20_Font">
      <style:text-properties fo:text-transform="uppercase" fo:color="#365f91" fo:letter-spacing="0.018cm"/>
    </style:style>
    <style:style style:name="Título_20_7_20_Car" style:display-name="Título 7 Car" style:family="text" style:parent-style-name="Default_20_Paragraph_20_Font">
      <style:text-properties fo:text-transform="uppercase" fo:color="#365f91" fo:letter-spacing="0.018cm"/>
    </style:style>
    <style:style style:name="Título_20_8_20_Car" style:display-name="Título 8 C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Título_20_Car" style:display-name="Título Car" style:family="text" style:parent-style-name="Default_20_Paragraph_20_Font">
      <style:text-properties fo:text-transform="uppercase" fo:color="#4f81bd" fo:font-size="26pt" fo:letter-spacing="0.018cm" style:letter-kerning="true" style:font-size-asian="26pt" style:font-size-complex="26pt"/>
    </style:style>
    <style:style style:name="Subtítulo_20_Car" style:display-name="Subtítulo Car" style:family="text" style:parent-style-name="Default_20_Paragraph_20_Font">
      <style:text-properties fo:text-transform="uppercase" fo:color="#595959" fo:font-size="12pt" fo:letter-spacing="0.018cm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 fo:font-style="italic" style:font-style-asian="italic" style:font-style-complex="italic"/>
    </style:style>
    <style:style style:name="Sin_20_espaciado_20_Car" style:display-name="Sin espaciado Car" style:family="text" style:parent-style-name="Default_20_Paragraph_20_Font">
      <style:text-properties fo:font-size="10pt" style:font-size-asian="10pt" style:font-size-complex="10pt"/>
    </style:style>
    <style:style style:name="Cita_20_Car" style:display-name="Cita C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Cita_20_destacada_20_Car" style:display-name="Cita destacada Car" style:family="text" style:parent-style-name="Default_20_Paragraph_20_Font">
      <style:text-properties fo:color="#4f81bd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4f81bd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 style:parent-style-name="Default_20_Paragraph_20_Font">
      <style:text-properties fo:font-size="10pt" style:font-size-asian="10pt" style:font-size-complex="10pt"/>
    </style:style>
    <style:style style:name="Pie_20_de_20_página_20_Car" style:display-name="Pie de página Car" style:family="text" style:parent-style-name="Default_20_Paragraph_20_Font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code-numbe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omment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7.5cm" style:type="center"/>
          <style:tab-stop style:position="16.9cm" style:type="right"/>
        </style:tab-stops>
      </style:paragraph-properties>
      <style:text-properties fo:language="es" fo:country="ES"/>
    </style:style>
    <style:style style:name="MP2" style:family="paragraph" style:parent-style-name="Standard">
      <style:text-properties style:font-name="Cambria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5ceb09"/>
    </style:style>
    <style:style style:name="MT2" style:family="text">
      <style:text-properties officeooo:rsid="005b59dc"/>
    </style:style>
    <style:style style:name="MT3" style:family="text">
      <style:text-properties officeooo:rsid="00237d71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ragraph" fo:background-color="#40618b" style:background-transparency="0%" draw:fill="solid" draw:fill-color="#40618b" draw:opacity="100%" fo:padding-left="0cm" fo:padding-right="0cm" fo:padding-top="0.127cm" fo:padding-bottom="0cm" fo:border="0.06pt solid #000000"/>
    </style:style>
    <style:page-layout style:name="Mpm1">
      <style:page-layout-properties fo:page-width="21.001cm" fo:page-height="29.7cm" style:num-format="1" style:print-orientation="portrait" fo:margin-top="1.27cm" fo:margin-bottom="0.824cm" fo:margin-left="2cm" fo:margin-right="2cm" style:writing-mode="lr-tb" style:layout-grid-color="#c0c0c0" style:layout-grid-lines="2687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177cm" fo:margin-left="0cm" fo:margin-right="0cm" fo:margin-top="1.076cm" style:dynamic-spacing="true"/>
      </style:footer-style>
    </style:page-layout>
  </office:automatic-styles>
  <office:master-styles>
    <style:master-page style:name="Standard" style:page-layout-name="Mpm1">
      <style:header>
        <text:p text:style-name="MP1">Sistemas Gráficos 201<text:span text:style-name="MT1">9</text:span>/20<text:span text:style-name="MT1">20</text:span><text:tab/><text:tab/>Práctica <text:span text:style-name="MT2">2</text:span>: Creación de un <text:span text:style-name="MT3">Sistema Gráfico Libre</text:span></text:p>
      </style:header>
      <style:footer>
        <text:p text:style-name="MP2"><draw:frame draw:style-name="Mfr1" draw:name="Marco1" text:anchor-type="char" svg:width="1.007cm" svg:height="1.185cm" draw:z-index="0"><draw:text-box><text:p text:style-name="MP3"><text:page-number text:select-page="current">1</text:page-number></text:p></draw:text-box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jmelero</meta:initial-creator>
    <meta:editing-cycles>83</meta:editing-cycles>
    <meta:print-date>2016-02-04T16:02:37.642522000</meta:print-date>
    <meta:creation-date>2009-04-16T11:32:00</meta:creation-date>
    <dc:date>2020-03-17T12:12:28.804951881</dc:date>
    <meta:editing-duration>PT17H21M6S</meta:editing-duration>
    <meta:generator>LibreOffice/6.0.7.3$Linux_X86_64 LibreOffice_project/00m0$Build-3</meta:generator>
    <meta:document-statistic meta:table-count="0" meta:image-count="0" meta:object-count="0" meta:page-count="1" meta:paragraph-count="19" meta:word-count="267" meta:character-count="1777" meta:non-whitespace-character-count="1529"/>
    <meta:user-defined meta:name="AppVersion">14.0000</meta:user-defined>
    <meta:user-defined meta:name="Company">Univ. Granad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